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os"/>
    </style:style>
    <style:style style:name="P2" style:family="paragraph" style:parent-style-name="Standard">
      <style:text-properties style:font-name="Tinos" fo:font-size="16pt" style:font-size-asian="16pt" style:font-size-complex="16pt"/>
    </style:style>
    <style:style style:name="P3" style:family="paragraph" style:parent-style-name="Standard">
      <style:text-properties style:font-name="Tinos"/>
    </style:style>
    <style:style style:name="P4" style:family="paragraph" style:parent-style-name="Standard">
      <style:text-properties style:font-name="Tinos" officeooo:rsid="00158432" officeooo:paragraph-rsid="001584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Me Leva </text:p>
      <text:p text:style-name="P1"/>
      <text:p text:style-name="P1"><text:s text:c="6"/>G </text:p>
      <text:p text:style-name="P1">Meu Jesus, me leva pra perto de Ti </text:p>
      <text:p text:style-name="P1"><text:s text:c="4"/>G </text:p>
      <text:p text:style-name="P1">Me leva onde eu possa ouvir a Tua voz </text:p>
      <text:p text:style-name="P1"><text:s text:c="19"/>C </text:p>
      <text:p text:style-name="P1">Pois quando eu escutar </text:p>
      <text:p text:style-name="P1"><text:s text:c="24"/>G </text:p>
      <text:p text:style-name="P1">De todo coração obedecerei </text:p>
      <text:p text:style-name="P1"/>
      <text:p text:style-name="P1">G </text:p>
      <text:p text:style-name="P1">Cura meu coração, faz em mim Tua vontade </text:p>
      <text:p text:style-name="P1"><text:s text:c="7"/>G <text:s text:c="32"/>C </text:p>
      <text:p text:style-name="P1">Pois só na Tua vontade eu posso me completar </text:p>
      <text:p text:style-name="P1"><text:s text:c="18"/>G </text:p>
      <text:p text:style-name="P1">Eu posso me completar </text:p>
      <text:p text:style-name="P1"/>
      <text:p text:style-name="P4">(refrão)</text:p>
      <text:p text:style-name="P1"><text:s text:c="24"/>C </text:p>
      <text:p text:style-name="P1">Me leva onde eu possa ouvir Tua voz </text:p>
      <text:p text:style-name="P1"><text:s text:c="24"/>Bm </text:p>
      <text:p text:style-name="P1">Me leva onde eu possa ouvir Tua voz </text:p>
      <text:p text:style-name="P1"><text:s text:c="24"/>Am <text:s text:c="7"/></text:p>
      <text:p text:style-name="P1">Me leva onde eu possa ouvir Tua voz </text:p>
      <text:p text:style-name="P1"><text:s text:c="10"/>G </text:p>
      <text:p text:style-name="P1">Aos Teus pés </text:p>
      <text:p text:style-name="P1"><text:s text:c="39"/>C </text:p>
      <text:p text:style-name="P1">Jesus me leva, Me leva onde eu possa ouvir Tua voz </text:p>
      <text:p text:style-name="P1"><text:s text:c="24"/>Bm </text:p>
      <text:p text:style-name="P1">Me leva onde eu possa ouvir Tua voz </text:p>
      <text:p text:style-name="P1"><text:s text:c="24"/>Am <text:s text:c="10"/>D </text:p>
      <text:p text:style-name="P1">Me leva onde eu possa ouvir Tua voz </text:p>
      <text:p text:style-name="P1"><text:s text:c="10"/>G </text:p>
      <text:p text:style-name="P1">Aos Teus pé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Roboto1" style:font-family-complex="Roboto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oboto1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 style:font-family-complex="Robo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9:33:16</meta:creation-date>
    <dc:date>2016-07-21T10:28:52.507602647</dc:date>
    <meta:editing-duration>PT4M37S</meta:editing-duration>
    <meta:editing-cycles>3</meta:editing-cycles>
    <meta:generator>LibreOffice/5.0.6.3$Linux_x86 LibreOffice_project/00m0$Build-3</meta:generator>
    <meta:document-statistic meta:table-count="0" meta:image-count="0" meta:object-count="0" meta:page-count="1" meta:paragraph-count="32" meta:word-count="123" meta:character-count="848" meta:non-whitespace-character-count="420"/>
  </office:meta>
</office:document-meta>
</file>